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center" style:justify-single-word="false"/>
    </style:style>
    <style:style style:name="P3" style:family="paragraph" style:parent-style-name="Standard" style:master-page-name="Standard">
      <style:paragraph-properties fo:margin-top="0in" fo:margin-bottom="0in" loext:contextual-spacing="false" fo:line-height="100%" fo:text-align="center" style:justify-single-word="false" style:page-number="1"/>
    </style:style>
    <style:style style:name="T1" style:family="text">
      <style:text-properties fo:color="#0000ff"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a xlink:type="simple" xlink:href="https://www.fimfiction.net/story/314955/please-nibble-responsibly" text:style-name="Internet_20_link" text:visited-style-name="Visited_20_Internet_20_Link"><text:span text:style-name="T1">Please Nibble Responsibly</text:span></text:a></text:p>
      <text:p text:style-name="P2">Autor: FrontSevens</text:p>
      <text:p text:style-name="P2">[Comedy][Random[Slice of Life][Romance]</text:p>
      <text:p text:style-name="P2"/>
      <text:p text:style-name="P1">Wszyscy wiemy, że gdy Pinkie Pie znajdzie coś, co ją zaintryguje, to nie spocznie, póki nie dotrze do sedna sprawy – nawet jeżeli chodzi o rzecz tak zwykłą, jak podskubywanie uszu.</text:p>
      <text:p text:style-name="P1"/>
      <text:p text:style-name="P1">Tak, wzrok Was nie myli. Recenzowane tu opowiadanie tyczy się tego, że zakochane kucyki podskubują sobie uszy. Jakimś sposobem Pinkie Pie nie była świadoma tego fenomenu, dopóki nie zauważyła śladów zębów na uchu jednej ze swoich przyjaciółek. Fluttershy szybko jednak uspokoiła jej obawy i wyjaśniła, na czym cała rzecz polega. W końcu to tylko zabawa, prawda? Coś tak przyjemnego jak widok goniących piłkę kociaków. Podbudowana tym stwierdzeniem różowa zaraza postanowiła naturalnie poeksperymentować na własne kopyto i udała się do Rainbow Dash, z którą najwyraźniej pozostawała w swego rodzaju związku. Ta, jak się okazało, wiedziała o rzeczonym zwyczaju, choć nigdy sama go nie próbowała – postanowiła jednak zrobić przyjemność swojej dziewczynie i dać się skubnąć. Naturalnie, jak łatwo się domyślić, Pinkie zabrała się do rzeczy z nieco zbyt wielkim entuzjazmem i… zaczęło robić się naprawdę ciekawie – ale o tym musicie już przeczytać sami.</text:p>
      <text:p text:style-name="P1"/>
      <text:p text:style-name="P1">Przyznaję, iż nie wiem, jakie używki autor zażywał podczas pisania tego fanfika, ale z całą pewnością musiały być dosyć mocne. Zaprezentowane w fanfiku idee są tak pociesznie absurdalne, iż naprawdę ciężko przejść nad nimi do porządku dziennego. Akcja postępuje dosyć szybko, jednak mimo narastającego w umyśle Pinkie chaosu można ją bez problemu śledzić. Przyznaję, iż kilka razy podczas lektury szczerze się zaśmiałem – lubię ten rodzaj randomowych fanfików, szczególnie jeżeli są napisane dobrze, tak jak tutaj. Wraz z pojawianiem się kolejnych bohaterów fabuła zaczyna zakręcać się coraz bardziej, żeby znaleźć swoje rozwiązanie w pewnym zamku. Podobała mi się również obecność Spike’a. Chociaż trafiła mu się rola wyjątkowo epizodyczna, to jego podsumowanie dziwacznych kucykowych zachowań wypadło naprawdę genialnie.</text:p>
      <text:p text:style-name="P1"/>
      <text:p text:style-name="P1">Opowiadanie mogę polecić każdemu – nie ma w nim nic, co wymagałoby jakiegoś wyznaczonego progu wiekowego. Użyty język też raczej nie powinien stanąć na przeszkodzie – poza kilkoma niesprecyzowanymi wyrażeniami typowymi dla Pinkie Pie mamy do czynienia z raczej potoczną mową, którą bez trudu zrozumie każdy będący choćby „średni” z angielskiego. Teoretycznie to mógłby być dobry fanfik na pierwsze tłumaczenie, jeżeli ktoś chciałby się za to zabrać – nie jest trudny, ma raptem osiem stron i jest odpowiednio lekki. Tak więc zwracam na niego uwagę wszystkim potencjalnym tłumaczom, bo miło byłoby zobaczyć go po polsku. To co? Ktoś się skusi i skubnie?</text:p>
      <text:p text:style-name="P1"/>
      <text:p text:style-name="P1">Link do obrazka: <text:a xlink:type="simple" xlink:href="https://cdn-img.fimfiction.net/story/v1c3-1454880290-314955-full" text:style-name="Internet_20_link" text:visited-style-name="Visited_20_Internet_20_Link"><text:span text:style-name="T1">https://cdn-img.fimfiction.net/story/v1c3-1454880290-314955-full</text:span></text:a></text:p>
      <text:p text:style-name="P1">Link do źródła: <text:a xlink:type="simple" xlink:href="https://www.fimfiction.net/story/314955/please-nibble-responsibly" text:style-name="Internet_20_link" text:visited-style-name="Visited_20_Internet_20_Link"><text:span text:style-name="T1">https://www.fimfiction.net/story/314955/please-nibble-responsibly</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139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fo:background-color="#ffffff"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9" meta:word-count="402" meta:character-count="2846" meta:non-whitespace-character-count="2446"/>
    <meta:generator>LibreOfficeDev/5.1.0.3$Linux_X86_64 LibreOffice_project/</meta:generator>
  </office:meta>
</office:document-meta>
</file>